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fr" fo:country="FR"/>
    </style:style>
    <style:style style:name="P2" style:family="paragraph" style:parent-style-name="Text_20_body">
      <style:paragraph-properties fo:margin-left="0cm" fo:margin-right="0cm" fo:margin-top="0cm" fo:margin-bottom="0cm" fo:text-indent="0cm" style:auto-text-indent="false"/>
    </style:style>
    <style:style style:name="P3" style:family="paragraph" style:parent-style-name="Text_20_body">
      <style:text-properties fo:language="fr" fo:country="FR"/>
    </style:style>
    <style:style style:name="P4" style:family="paragraph" style:parent-style-name="Standard">
      <style:text-properties fo:language="fr" fo:country="FR"/>
    </style:style>
    <style:style style:name="P5" style:family="paragraph" style:parent-style-name="Standard" style:list-style-name="L1">
      <style:text-properties fo:language="fr" fo:country="FR"/>
    </style:style>
    <style:style style:name="P6" style:family="paragraph" style:parent-style-name="Standard" style:list-style-name="L2">
      <style:text-properties fo:language="fr" fo:country="F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cénario :</text:p>
      <text:p text:style-name="P1"/>
      <text:p text:style-name="P1">penser à créer : </text:p>
      <text:list xml:id="list4385591146403088791" text:style-name="L2">
        <text:list-item>
          <text:p text:style-name="P6">compteurs anneaux début de tour</text:p>
        </text:list-item>
        <text:list-item>
          <text:p text:style-name="P6">à qui le tour (marquer numéro et nom)</text:p>
        </text:list-item>
        <text:list-item>
          <text:p text:style-name="P6">nombre de tours restants</text:p>
        </text:list-item>
        <text:list-item>
          <text:p text:style-name="P6">fenêtre explicatives début du jeu (zone1)</text:p>
        </text:list-item>
        <text:list-item>
          <text:p text:style-name="P6">fenêtre explicative fin du jeu (zone2) ou (zone3)</text:p>
        </text:list-item>
        <text:list-item>
          <text:p text:style-name="P6">gestion des erreurs</text:p>
        </text:list-item>
        <text:list-item>
          <text:p text:style-name="P6">affichage caractéristiques unités</text:p>
        </text:list-item>
        <text:list-item>
          <text:p text:style-name="P6">message fin combat</text:p>
        </text:list-item>
      </text:list>
      <text:p text:style-name="P1"/>
      <text:p text:style-name="P1">zone1</text:p>
      <text:p text:style-name="P1">image morgoth</text:p>
      <text:p text:style-name="P3">Morgoth, un seigneur du mal très puissant, terrorisait la terre du milieu. Un alliance d'un nouveau genre fut forgée entre les elfes, les orques, et les nains pour tenter de l'arrêter. Après une bataille féroce, Morgoth fut défait devant la montagne du destin.</text:p>
      <text:p text:style-name="P2">Image rings.jpg</text:p>
      <text:p text:style-name="P2">Afin d'empêcher une nouvelle guerre, les peuples choisirent d'équilibrer les forces sur la terre du milieu. Ainsi, avec l'aide bienveillante de Sauron, ils créent un certain nombre d'anneaux de pouvoir, qu'ils distribuent à parts égales aux elfes, orques et nains.</text:p>
      <text:p text:style-name="P2">Ainsi, les grands peuples ne se querelleront plus car ils détiennent tous des pouvoirs équivalents.</text:p>
      <text:p text:style-name="P2"/>
      <text:p text:style-name="P2">Image saruman</text:p>
      <text:p text:style-name="P2">Mais ce que les anciens ne savaient pas, c'est que le contrôle de la majorité des anneaux de pouvoir peut bouleverser la vie sur la terre du milieu. En effet, le fourbe Sarumane, sorcier humain et chef du conseil blanc, a dans le secret créé un enchantement magique. Au bout d'un temps imparti, le contrôle de la majorité des anneaux de contrôle vous permettra de retrouver l'anneau unique, capable de contrôler tous les autres anneaux, pour conquérir le monde.</text:p>
      <text:p text:style-name="P2"/>
      <text:p text:style-name="P2">zone2</text:p>
      <text:p text:style-name="P2">image joueur X remporte la partie</text:p>
      <text:p text:style-name="P2">Le joueur X remporte la partie. Vous avez retrouvé l'anneau magique et vous vous empressez de l'enfiler à votre doigt. Enfin ! Vous êtes devenu invincible et vous vous préparez à envahir le monde.</text:p>
      <text:p text:style-name="P2">Image eye</text:p>
      <text:p text:style-name="P2">Alors Sauron apparut et utilisa l'anneau unique pour vous corrompre. Il vous a utilisé comme un serviteur pour collecter tous les anneaux de pouvoirs pour retrouver l'anneau unique. Maintenant, vous lui avez rendu son pouvoir initial. Vous êtes l'être le plus haï de la terre du milieu. Mais au moins, vous n'avez pas perdu !</text:p>
      <text:p text:style-name="P2"/>
      <text:p text:style-name="P2">zone3</text:p>
      <text:p text:style-name="P2">image match nul</text:p>
      <text:p text:style-name="P2">Match nul. L'enchantement n'a pu départager le vainqueur, mais un serviteur de Saruman vous rapportera bien l'anneau.</text:p>
      <text:p text:style-name="P2">Image broken</text:p>
      <text:p text:style-name="P2">Oh mais surprise ! Il a decidé de le séparer en 2 en utilisant la méthode Salomon. Vous perdez tous les deux vos pouvoirs.</text:p>
      <text:p text:style-name="P2">Vous avez gagné une moitié d'anneau, mais c'est toujours mieux que le Gollum qui lui, a tout perdu.</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7H15M3S</meta:editing-duration>
    <meta:editing-cycles>220</meta:editing-cycles>
    <meta:generator>OpenOffice/4.1.1$Win32 OpenOffice.org_project/411m6$Build-9775</meta:generator>
    <dc:date>2015-01-15T03:10:14.54</dc:date>
    <dc:creator>Dan </dc:creator>
    <meta:document-statistic meta:table-count="0" meta:image-count="0" meta:object-count="0" meta:page-count="1" meta:paragraph-count="29" meta:word-count="401" meta:character-count="2355"/>
    <meta:user-defined meta:name="Info 1"/>
    <meta:user-defined meta:name="Info 2"/>
    <meta:user-defined meta:name="Info 3"/>
    <meta:user-defined meta:name="Info 4"/>
  </office:meta>
</office:document-meta>
</file>